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62cm" svg:height="1.27cm" svg:x="10.525cm" svg:y="9.89cm">
          <text:p text:style-name="P1">Vecbos plan, <text:s/>week 64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7.62cm" svg:height="1.27cm" svg:x="4.81cm" svg:y="6.715cm">
          <text:p text:style-name="P1">Check ratio calc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7.62cm" svg:height="1.27cm" svg:x="4.81cm" svg:y="4.175cm">
          <text:p text:style-name="P1">Revive constrained f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" draw:layer="layout" svg:width="7.62cm" svg:height="1.27cm" svg:x="16.24cm" svg:y="6.715cm">
          <text:p text:style-name="P1">Rerun toy with bad sha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7.62cm" svg:height="1.27cm" svg:x="4.81cm" svg:y="13.065cm">
          <text:p text:style-name="P1">Check Nov. 4 rereco 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7.62cm" svg:height="1.27cm" svg:x="4.81cm" svg:y="18.145cm">
          <text:p text:style-name="P1">Run on Nov. 4 rere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6" draw:layer="layout" svg:width="7.62cm" svg:height="1.27cm" svg:x="16.24cm" svg:y="13.065cm">
          <text:p text:style-name="P1">Run on new 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7" draw:layer="layout" svg:width="7.62cm" svg:height="1.27cm" svg:x="16.24cm" svg:y="15.605cm">
          <text:p text:style-name="P1">Compare data vs. 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5" draw:layer="layout" svg:width="7.62cm" svg:height="1.27cm" svg:x="16.24cm" svg:y="4.175cm">
          <text:p text:style-name="P1">Toy for signal y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335cm" svg:y1="9.89cm" svg:x2="20.05cm" svg:y2="7.985cm" draw:start-shape="id1" draw:end-shape="id2" svg:d="m14335 9890v-952h5715v-953">
          <text:p/>
        </draw:connector>
        <draw:connector draw:style-name="gr4" draw:text-style-name="P1" draw:layer="layout" svg:x1="14.335cm" svg:y1="9.89cm" svg:x2="8.62cm" svg:y2="7.985cm" draw:start-shape="id1" draw:end-shape="id3" svg:d="m14335 9890v-952h-5715v-953">
          <text:p/>
        </draw:connector>
        <draw:connector draw:style-name="gr4" draw:text-style-name="P1" draw:layer="layout" svg:x1="8.62cm" svg:y1="6.715cm" svg:x2="8.62cm" svg:y2="5.445cm" draw:start-shape="id3" draw:end-shape="id4" svg:d="m8620 6715v-1270">
          <text:p/>
        </draw:connector>
        <draw:connector draw:style-name="gr4" draw:text-style-name="P1" draw:layer="layout" svg:x1="20.05cm" svg:y1="6.715cm" svg:x2="20.05cm" svg:y2="5.445cm" draw:start-shape="id2" draw:start-glue-point="0" draw:end-shape="id5" svg:d="m20050 6715v-1270">
          <text:p/>
        </draw:connector>
        <draw:connector draw:style-name="gr4" draw:text-style-name="P1" draw:layer="layout" svg:x1="20.05cm" svg:y1="14.335cm" svg:x2="20.05cm" svg:y2="15.605cm" draw:start-shape="id6" draw:end-shape="id7" svg:d="m20050 14335v1270">
          <text:p/>
        </draw:connector>
        <draw:connector draw:style-name="gr4" draw:text-style-name="P1" draw:layer="layout" svg:x1="8.62cm" svg:y1="14.335cm" svg:x2="8.62cm" svg:y2="15.605cm" draw:start-shape="id8" draw:end-shape="id9" draw:end-glue-point="0" svg:d="m8620 14335v1270">
          <text:p/>
        </draw:connector>
        <draw:connector draw:style-name="gr4" draw:text-style-name="P1" draw:layer="layout" svg:x1="14.335cm" svg:y1="11.16cm" svg:x2="8.62cm" svg:y2="13.065cm" draw:start-shape="id1" draw:end-shape="id8" svg:d="m14335 11160v953h-5715v952">
          <text:p/>
        </draw:connector>
        <draw:connector draw:style-name="gr4" draw:text-style-name="P1" draw:layer="layout" svg:x1="14.335cm" svg:y1="11.16cm" svg:x2="20.05cm" svg:y2="13.065cm" draw:start-shape="id1" draw:end-shape="id6" svg:d="m14335 11160v953h5715v952">
          <text:p/>
        </draw:connector>
        <draw:custom-shape draw:style-name="gr2" draw:text-style-name="P1" draw:id="id9" draw:layer="layout" svg:width="7.62cm" svg:height="1.27cm" svg:x="4.81cm" svg:y="15.605cm">
          <text:p text:style-name="P1">Prune duplica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62cm" svg:y1="16.875cm" svg:x2="8.62cm" svg:y2="18.145cm" draw:start-shape="id9" draw:end-shape="id10" draw:end-glue-point="0" svg:d="m8620 16875v1270">
          <text:p/>
        </draw:connector>
        <draw:connector draw:style-name="gr5" draw:text-style-name="P1" draw:layer="layout" svg:x1="12.43cm" svg:y1="18.78cm" svg:x2="16.24cm" svg:y2="16.24cm" draw:start-shape="id10" draw:end-shape="id7" svg:d="m12430 18780h1906v-2540h1904">
          <text:p/>
        </draw:connector>
        <draw:custom-shape draw:style-name="gr3" draw:text-style-name="P1" draw:id="id11" draw:layer="layout" svg:width="7.62cm" svg:height="1.27cm" svg:x="4.81cm" svg:y="1.63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62cm" svg:y1="4.175cm" svg:x2="8.62cm" svg:y2="2.905cm" draw:start-shape="id4" draw:end-shape="id11" svg:d="m8620 4175v-1270">
          <text:p/>
        </draw:connector>
        <draw:custom-shape draw:style-name="gr3" draw:text-style-name="P1" draw:id="id12" draw:layer="layout" svg:width="7.62cm" svg:height="1.27cm" svg:x="16.24cm" svg:y="1.63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0.05cm" svg:y1="4.175cm" svg:x2="20.05cm" svg:y2="2.905cm" draw:start-shape="id5" draw:end-shape="id12" svg:d="m20050 4175v-1270">
          <text:p/>
        </draw:connector>
        <draw:custom-shape draw:style-name="gr3" draw:text-style-name="P1" draw:id="id13" draw:layer="layout" svg:width="7.62cm" svg:height="1.27cm" svg:x="16.24cm" svg:y="18.14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0.05cm" svg:y1="16.875cm" svg:x2="20.05cm" svg:y2="18.145cm" draw:start-shape="id7" draw:start-glue-point="2" draw:end-shape="id13" draw:end-glue-point="0" svg:d="m20050 16875v1270">
          <text:p/>
        </draw:connector>
        <draw:custom-shape draw:style-name="gr3" draw:text-style-name="P1" draw:id="id14" draw:layer="layout" svg:width="7.62cm" svg:height="1.27cm" svg:x="1cm" svg:y="9.89cm">
          <text:p text:style-name="P1">Report missing 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.81cm" svg:y1="13.7cm" svg:x2="4.81cm" svg:y2="11.16cm" draw:start-shape="id8" draw:start-glue-point="3" draw:end-shape="id14" draw:end-glue-point="2" svg:d="m4810 13700h-501v-1587h501v-953">
          <text:p/>
        </draw:connector>
        <draw:custom-shape draw:style-name="gr2" draw:text-style-name="P1" draw:id="id15" draw:layer="layout" svg:width="7.62cm" svg:height="1.27cm" svg:x="20.05cm" svg:y="9.89cm">
          <text:p text:style-name="P1">Implement basic jet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8.145cm" svg:y1="10.525cm" svg:x2="20.05cm" svg:y2="10.525cm" draw:start-shape="id1" draw:end-shape="id15" svg:d="m18145 10525h1905">
          <text:p/>
        </draw:connector>
      </draw:page>
      <draw:page draw:name="page2" draw:style-name="dp1" draw:master-page-name="Default">
        <draw:custom-shape draw:style-name="gr6" draw:text-style-name="P1" draw:id="id16" draw:layer="layout" svg:width="7.62cm" svg:height="1.27cm" svg:x="10.525cm" svg:y="9.89cm">
          <text:p text:style-name="P1">Hcal noise plan, 64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8" draw:layer="layout" svg:width="7.62cm" svg:height="1.27cm" svg:x="4.81cm" svg:y="6.715cm">
          <text:p text:style-name="P1">Example event lis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3" draw:layer="layout" svg:width="7.62cm" svg:height="1.27cm" svg:x="4.81cm" svg:y="4.175cm">
          <text:p text:style-name="P1">Noise patterns – eta ph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1" draw:layer="layout" svg:width="7.62cm" svg:height="1.27cm" svg:x="4.81cm" svg:y="13.065cm">
          <text:p text:style-name="P1">Individual cut efficien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2" draw:layer="layout" svg:width="7.62cm" svg:height="1.27cm" svg:x="4.81cm" svg:y="15.605cm">
          <text:p text:style-name="P1">Correl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7" draw:layer="layout" svg:width="7.62cm" svg:height="1.27cm" svg:x="16.24cm" svg:y="6.715cm">
          <text:p text:style-name="P1">Discuss with Jeff on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9" draw:layer="layout" svg:width="7.62cm" svg:height="1.27cm" svg:x="16.24cm" svg:y="13.065cm">
          <text:p text:style-name="P1">Balanced dij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0" draw:layer="layout" svg:width="7.62cm" svg:height="1.27cm" svg:x="16.24cm" svg:y="15.605cm">
          <text:p text:style-name="P1">Cut position saf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335cm" svg:y1="9.89cm" svg:x2="20.05cm" svg:y2="7.985cm" draw:start-shape="id16" draw:end-shape="id17" svg:d="m14335 9890v-952h5715v-953">
          <text:p/>
        </draw:connector>
        <draw:connector draw:style-name="gr5" draw:text-style-name="P1" draw:layer="layout" svg:x1="14.335cm" svg:y1="9.89cm" svg:x2="8.62cm" svg:y2="7.985cm" draw:start-shape="id16" draw:end-shape="id18" svg:d="m14335 9890v-952h-5715v-953">
          <text:p/>
        </draw:connector>
        <draw:connector draw:style-name="gr5" draw:text-style-name="P1" draw:layer="layout" svg:x1="14.335cm" svg:y1="11.16cm" svg:x2="20.05cm" svg:y2="13.065cm" draw:start-shape="id16" draw:start-glue-point="2" draw:end-shape="id19" svg:d="m14335 11160v953h5715v952">
          <text:p/>
        </draw:connector>
        <draw:connector draw:style-name="gr5" draw:text-style-name="P1" draw:layer="layout" svg:x1="20.05cm" svg:y1="14.335cm" svg:x2="20.05cm" svg:y2="15.605cm" draw:start-shape="id19" draw:end-shape="id20" svg:d="m20050 14335v1270">
          <text:p/>
        </draw:connector>
        <draw:connector draw:style-name="gr5" draw:text-style-name="P1" draw:layer="layout" svg:x1="8.62cm" svg:y1="14.335cm" svg:x2="8.62cm" svg:y2="15.605cm" draw:start-shape="id21" draw:end-shape="id22" svg:d="m8620 14335v1270">
          <text:p/>
        </draw:connector>
        <draw:connector draw:style-name="gr5" draw:text-style-name="P1" draw:layer="layout" svg:x1="14.335cm" svg:y1="11.16cm" svg:x2="8.62cm" svg:y2="13.065cm" draw:start-shape="id16" draw:end-shape="id21" svg:d="m14335 11160v953h-5715v952">
          <text:p/>
        </draw:connector>
        <draw:connector draw:style-name="gr5" draw:text-style-name="P1" draw:layer="layout" svg:x1="8.62cm" svg:y1="6.715cm" svg:x2="8.62cm" svg:y2="5.445cm" draw:start-shape="id18" draw:end-shape="id23" svg:d="m8620 6715v-1270">
          <text:p/>
        </draw:connector>
        <draw:custom-shape draw:style-name="gr3" draw:text-style-name="P1" draw:id="id24" draw:layer="layout" svg:width="7.62cm" svg:height="1.27cm" svg:x="10.525cm" svg:y="1.635cm">
          <text:p text:style-name="P1">50ns/75ns in not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335cm" svg:y1="9.89cm" svg:x2="14.335cm" svg:y2="2.905cm" draw:start-shape="id16" draw:start-glue-point="0" draw:end-shape="id24" svg:d="m14335 9890v-6985">
          <text:p/>
        </draw:connector>
        <draw:custom-shape draw:style-name="gr3" draw:text-style-name="P1" draw:id="id25" draw:layer="layout" svg:width="7.62cm" svg:height="1.27cm" svg:x="4.81cm" svg:y="18.145cm">
          <text:p text:style-name="P1">Include in n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8.62cm" svg:y1="16.875cm" svg:x2="8.62cm" svg:y2="18.145cm" draw:start-shape="id22" draw:start-glue-point="2" draw:end-shape="id25" draw:end-glue-point="0" svg:d="m8620 16875v1270">
          <text:p/>
        </draw:connector>
        <draw:custom-shape draw:style-name="gr3" draw:text-style-name="P1" draw:id="id26" draw:layer="layout" svg:width="7.62cm" svg:height="1.27cm" svg:x="16.24cm" svg:y="4.175cm">
          <text:p text:style-name="P1">Check modified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20.05cm" svg:y1="6.715cm" svg:x2="20.05cm" svg:y2="5.445cm" draw:start-shape="id17" draw:end-shape="id26" svg:d="m20050 6715v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i Chen</meta:initial-creator>
    <meta:creation-date>2010-12-08T15:11:27</meta:creation-date>
    <dc:date>2010-12-10T11:45:52</dc:date>
    <dc:creator>Yi Chen</dc:creator>
    <meta:editing-duration>PT27H38M06S</meta:editing-duration>
    <meta:editing-cycles>42</meta:editing-cycles>
    <meta:generator>OpenOffice.org/3.1$Unix OpenOffice.org_project/310m19$Build-9420</meta:generator>
    <meta:document-statistic meta:object-count="51"/>
  </office:meta>
</office:document-meta>
</file>